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6221FD5E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2cm" svg:height="8.063cm" draw:transform="rotate (-0.00104719755119678) translate (1.002cm 7.736cm)">
          <draw:image xlink:href="Pictures/10000000000003C00000026221FD5EE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4T14:33:49.289249248</dc:date>
    <dc:creator>Brian Riordan</dc:creator>
    <meta:editing-duration>PT5M14S</meta:editing-duration>
    <meta:editing-cycles>1</meta:editing-cycles>
    <meta:generator>LibreOffice/4.4.7.2$Linux_X86_64 LibreOffice_project/40$Build-2</meta:generator>
    <meta:document-statistic meta:object-count="1"/>
  </office:meta>
</office:document-meta>
</file>